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color="#333333" style:font-name="Ubuntu" fo:font-size="22pt" officeooo:paragraph-rsid="001cc277" style:font-size-asian="22pt" style:font-size-complex="22pt"/>
    </style:style>
    <style:style style:name="P2" style:family="paragraph" style:parent-style-name="Standard">
      <style:paragraph-properties fo:text-align="center" style:justify-single-word="false"/>
      <style:text-properties fo:color="#333333" style:font-name="Ubuntu" fo:font-size="22pt" officeooo:rsid="001cc277" officeooo:paragraph-rsid="001cc277" style:font-size-asian="22pt" style:font-size-complex="22pt"/>
    </style:style>
    <style:style style:name="P3" style:family="paragraph" style:parent-style-name="Standard">
      <style:paragraph-properties fo:text-align="justify" style:justify-single-word="false"/>
      <style:text-properties fo:color="#333333" style:font-name="Ubuntu" fo:font-size="22pt" officeooo:rsid="001cc277" officeooo:paragraph-rsid="001cc277" style:font-size-asian="22pt" style:font-size-complex="22pt"/>
    </style:style>
    <style:style style:name="P4" style:family="paragraph" style:parent-style-name="Standard">
      <style:paragraph-properties fo:text-align="justify" style:justify-single-word="false"/>
      <style:text-properties fo:color="#333333" style:font-name="Ubuntu" fo:font-size="22pt" officeooo:rsid="0023d091" officeooo:paragraph-rsid="0023d091" style:font-size-asian="22pt" style:font-size-complex="22pt"/>
    </style:style>
    <style:style style:name="P5" style:family="paragraph" style:parent-style-name="Standard">
      <style:paragraph-properties fo:text-align="justify" style:justify-single-word="false"/>
      <style:text-properties fo:color="#333333" style:font-name="Ubuntu" fo:font-size="22pt" officeooo:rsid="0025cba6" officeooo:paragraph-rsid="0025cba6" style:font-size-asian="22pt" style:font-size-complex="22pt"/>
    </style:style>
    <style:style style:name="P6" style:family="paragraph" style:parent-style-name="Standard">
      <style:paragraph-properties fo:text-align="justify" style:justify-single-word="false"/>
      <style:text-properties fo:color="#333333" style:font-name="Ubuntu" fo:font-size="22pt" officeooo:rsid="002a6ef6" officeooo:paragraph-rsid="002a6ef6" style:font-size-asian="22pt" style:font-size-complex="22pt"/>
    </style:style>
    <style:style style:name="P7" style:family="paragraph" style:parent-style-name="Standard">
      <style:paragraph-properties fo:text-align="justify" style:justify-single-word="false"/>
      <style:text-properties fo:color="#333333" style:font-name="Ubuntu" fo:font-size="12pt" officeooo:paragraph-rsid="001cc277" style:font-size-asian="12pt" style:font-size-complex="12pt"/>
    </style:style>
    <style:style style:name="P8" style:family="paragraph" style:parent-style-name="Standard">
      <style:paragraph-properties fo:text-align="justify" style:justify-single-word="false"/>
      <style:text-properties fo:color="#333333" style:font-name="Ubuntu" fo:font-size="12pt" officeooo:rsid="001cc277" officeooo:paragraph-rsid="001cc277" style:font-size-asian="12pt" style:font-size-complex="12pt"/>
    </style:style>
    <style:style style:name="P9" style:family="paragraph" style:parent-style-name="Standard">
      <style:paragraph-properties fo:text-align="justify" style:justify-single-word="false"/>
      <style:text-properties fo:color="#333333" style:font-name="Ubuntu" fo:font-size="12pt" officeooo:rsid="001f5c21" officeooo:paragraph-rsid="0022f61b" style:font-size-asian="12pt" style:font-size-complex="12pt"/>
    </style:style>
    <style:style style:name="P10" style:family="paragraph" style:parent-style-name="Standard">
      <style:paragraph-properties fo:text-align="justify" style:justify-single-word="false"/>
      <style:text-properties fo:color="#333333" style:font-name="Ubuntu" fo:font-size="12pt" officeooo:rsid="001f5c21" officeooo:paragraph-rsid="001cc277" style:font-size-asian="12pt" style:font-size-complex="12pt"/>
    </style:style>
    <style:style style:name="P11" style:family="paragraph" style:parent-style-name="Standard">
      <style:paragraph-properties fo:text-align="justify" style:justify-single-word="false"/>
      <style:text-properties fo:color="#333333" style:font-name="Ubuntu" fo:font-size="12pt" officeooo:rsid="0022f61b" officeooo:paragraph-rsid="0022f61b" style:font-size-asian="12pt" style:font-size-complex="12pt"/>
    </style:style>
    <style:style style:name="P12" style:family="paragraph" style:parent-style-name="Standard">
      <style:paragraph-properties fo:text-align="justify" style:justify-single-word="false"/>
      <style:text-properties fo:color="#333333" style:font-name="Ubuntu" fo:font-size="12pt" officeooo:rsid="0022f61b" officeooo:paragraph-rsid="00245786" style:font-size-asian="10.5pt" style:font-size-complex="12pt"/>
    </style:style>
    <style:style style:name="P13" style:family="paragraph" style:parent-style-name="Standard">
      <style:paragraph-properties fo:text-align="justify" style:justify-single-word="false"/>
      <style:text-properties fo:color="#333333" style:font-name="Ubuntu" fo:font-size="12pt" officeooo:rsid="0022f61b" officeooo:paragraph-rsid="00287a44" style:font-size-asian="10.5pt" style:font-size-complex="12pt"/>
    </style:style>
    <style:style style:name="P14" style:family="paragraph" style:parent-style-name="Standard">
      <style:paragraph-properties fo:text-align="justify" style:justify-single-word="false"/>
      <style:text-properties fo:color="#333333" style:font-name="Ubuntu" fo:font-size="12pt" officeooo:rsid="0022f61b" officeooo:paragraph-rsid="002a6ef6" style:font-size-asian="10.5pt" style:font-size-complex="12pt"/>
    </style:style>
    <style:style style:name="P15" style:family="paragraph" style:parent-style-name="Standard">
      <style:paragraph-properties fo:text-align="justify" style:justify-single-word="false"/>
      <style:text-properties fo:color="#333333" style:font-name="Ubuntu" fo:font-size="12pt" officeooo:rsid="00245786" officeooo:paragraph-rsid="00245786" style:font-size-asian="10.5pt" style:font-size-complex="12pt"/>
    </style:style>
    <style:style style:name="P16" style:family="paragraph" style:parent-style-name="Standard">
      <style:paragraph-properties fo:text-align="justify" style:justify-single-word="false"/>
      <style:text-properties fo:color="#333333" style:font-name="Ubuntu" fo:font-size="12pt" officeooo:rsid="0025cba6" officeooo:paragraph-rsid="00245786" style:font-size-asian="10.5pt" style:font-size-complex="12pt"/>
    </style:style>
    <style:style style:name="P17" style:family="paragraph" style:parent-style-name="Standard">
      <style:paragraph-properties fo:text-align="justify" style:justify-single-word="false"/>
      <style:text-properties fo:color="#333333" style:font-name="Ubuntu" fo:font-size="12pt" officeooo:rsid="0025cba6" officeooo:paragraph-rsid="0025cba6" style:font-size-asian="10.5pt" style:font-size-complex="12pt"/>
    </style:style>
    <style:style style:name="P18" style:family="paragraph" style:parent-style-name="Standard">
      <style:paragraph-properties fo:text-align="justify" style:justify-single-word="false"/>
      <style:text-properties fo:color="#333333" style:font-name="Ubuntu" fo:font-size="12pt" officeooo:rsid="00287a44" officeooo:paragraph-rsid="0025cba6" style:font-size-asian="10.5pt" style:font-size-complex="12pt"/>
    </style:style>
    <style:style style:name="P19" style:family="paragraph" style:parent-style-name="Standard">
      <style:paragraph-properties fo:text-align="justify" style:justify-single-word="false"/>
      <style:text-properties fo:color="#333333" style:font-name="Ubuntu" fo:font-size="12pt" officeooo:rsid="00287a44" officeooo:paragraph-rsid="00287a44" style:font-size-asian="10.5pt" style:font-size-complex="12pt"/>
    </style:style>
    <style:style style:name="P20" style:family="paragraph" style:parent-style-name="Standard">
      <style:paragraph-properties fo:text-align="justify" style:justify-single-word="false"/>
      <style:text-properties fo:color="#333333" style:font-name="Ubuntu" fo:font-size="12pt" officeooo:rsid="00287ea4" officeooo:paragraph-rsid="00287a44" style:font-size-asian="10.5pt" style:font-size-complex="12pt"/>
    </style:style>
    <style:style style:name="P21" style:family="paragraph" style:parent-style-name="Standard">
      <style:paragraph-properties fo:text-align="justify" style:justify-single-word="false"/>
      <style:text-properties fo:color="#333333" style:font-name="Ubuntu" fo:font-size="12pt" officeooo:rsid="00287ea4" officeooo:paragraph-rsid="00287ea4" style:font-size-asian="10.5pt" style:font-size-complex="12pt"/>
    </style:style>
    <style:style style:name="P22" style:family="paragraph" style:parent-style-name="Standard">
      <style:paragraph-properties fo:text-align="justify" style:justify-single-word="false"/>
      <style:text-properties fo:color="#333333" style:font-name="Ubuntu" fo:font-size="12pt" officeooo:rsid="002a6ef6" officeooo:paragraph-rsid="002a6ef6" style:font-size-asian="10.5pt" style:font-size-complex="12pt"/>
    </style:style>
    <style:style style:name="P23" style:family="paragraph" style:parent-style-name="Standard">
      <style:paragraph-properties fo:text-align="justify" style:justify-single-word="false"/>
      <style:text-properties fo:color="#333333" style:font-name="Ubuntu" fo:font-size="12pt" officeooo:rsid="002b67c5" officeooo:paragraph-rsid="002a6ef6" style:font-size-asian="10.5pt" style:font-size-complex="12pt"/>
    </style:style>
    <style:style style:name="P24" style:family="paragraph" style:parent-style-name="Standard">
      <style:paragraph-properties fo:text-align="justify" style:justify-single-word="false"/>
      <style:text-properties fo:color="#333333" style:font-name="Ubuntu" fo:font-size="12pt" officeooo:rsid="002d3eb9" officeooo:paragraph-rsid="002d3eb9" style:font-size-asian="10.5pt" style:font-size-complex="12pt"/>
    </style:style>
    <style:style style:name="P25" style:family="paragraph" style:parent-style-name="Standard">
      <style:paragraph-properties fo:text-align="justify" style:justify-single-word="false"/>
      <style:text-properties fo:color="#333333" style:font-name="Ubuntu" fo:font-size="12pt" officeooo:rsid="002ed8e9" officeooo:paragraph-rsid="002d3eb9" style:font-size-asian="10.5pt" style:font-size-complex="12pt"/>
    </style:style>
    <style:style style:name="P26" style:family="paragraph" style:parent-style-name="Standard">
      <style:paragraph-properties fo:text-align="justify" style:justify-single-word="false"/>
      <style:text-properties fo:color="#333333" style:font-name="Ubuntu" fo:font-size="12pt" officeooo:rsid="002f4c59" officeooo:paragraph-rsid="002f4c59" style:font-size-asian="10.5pt" style:font-size-complex="12pt"/>
    </style:style>
    <style:style style:name="P27" style:family="paragraph" style:parent-style-name="Standard">
      <style:paragraph-properties fo:text-align="justify" style:justify-single-word="false"/>
      <style:text-properties fo:color="#333333" style:font-name="Ubuntu" fo:font-size="12pt" officeooo:rsid="0032bad1" officeooo:paragraph-rsid="0034a3ef" style:font-size-asian="10.5pt" style:font-size-complex="12pt"/>
    </style:style>
    <style:style style:name="P28" style:family="paragraph" style:parent-style-name="Standard">
      <style:paragraph-properties fo:text-align="justify" style:justify-single-word="false"/>
      <style:text-properties fo:color="#333333" style:font-name="Ubuntu" fo:font-size="12pt" fo:font-weight="bold" officeooo:rsid="0022f61b" officeooo:paragraph-rsid="0025cba6" style:font-size-asian="10.5pt" style:font-weight-asian="bold" style:font-size-complex="12pt" style:font-weight-complex="bold"/>
    </style:style>
    <style:style style:name="P29" style:family="paragraph" style:parent-style-name="Standard">
      <style:paragraph-properties fo:text-align="justify" style:justify-single-word="false"/>
      <style:text-properties fo:color="#333333" style:font-name="Ubuntu" fo:font-size="12pt" fo:font-weight="bold" officeooo:rsid="0022f61b" officeooo:paragraph-rsid="002d3eb9" style:font-size-asian="10.5pt" style:font-weight-asian="bold" style:font-size-complex="12pt" style:font-weight-complex="bold"/>
    </style:style>
    <style:style style:name="P30" style:family="paragraph" style:parent-style-name="Standard">
      <style:paragraph-properties fo:text-align="justify" style:justify-single-word="false"/>
      <style:text-properties fo:color="#333333" style:font-name="Ubuntu" fo:font-size="12pt" fo:font-weight="bold" officeooo:rsid="0025cba6" officeooo:paragraph-rsid="0025cba6" style:font-size-asian="10.5pt" style:font-weight-asian="bold" style:font-size-complex="12pt" style:font-weight-complex="bold"/>
    </style:style>
    <style:style style:name="P31" style:family="paragraph" style:parent-style-name="Standard">
      <style:paragraph-properties fo:text-align="justify" style:justify-single-word="false"/>
      <style:text-properties fo:color="#333333" style:font-name="Ubuntu" fo:font-size="12pt" fo:font-weight="bold" officeooo:rsid="00300dd9" officeooo:paragraph-rsid="00300dd9" style:font-size-asian="10.5pt" style:font-weight-asian="bold" style:font-size-complex="12pt" style:font-weight-complex="bold"/>
    </style:style>
    <style:style style:name="P32" style:family="paragraph" style:parent-style-name="Standard">
      <style:paragraph-properties fo:text-align="justify" style:justify-single-word="false"/>
      <style:text-properties fo:color="#333333" style:font-name="Ubuntu" fo:font-size="12pt" fo:font-weight="bold" officeooo:rsid="0032bad1" officeooo:paragraph-rsid="0032bad1"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color="#333333" style:font-name="Ubuntu" fo:font-size="12pt" fo:font-weight="normal" officeooo:rsid="0022f61b" officeooo:paragraph-rsid="00300dd9"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color="#333333" style:font-name="Ubuntu" fo:font-size="12pt" fo:font-weight="normal" officeooo:rsid="0032bad1" officeooo:paragraph-rsid="0032bad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333333" style:font-name="Ubuntu" fo:font-size="48pt" officeooo:rsid="001cc277" officeooo:paragraph-rsid="001cc277" style:font-size-asian="48pt" style:font-size-complex="48pt"/>
    </style:style>
    <style:style style:name="P36" style:family="paragraph" style:parent-style-name="Standard">
      <style:paragraph-properties fo:text-align="center" style:justify-single-word="false"/>
      <style:text-properties fo:color="#333333" style:font-name="Ubuntu" fo:font-size="48pt" officeooo:rsid="001cc277" officeooo:paragraph-rsid="001cc277" style:font-size-asian="48pt" style:font-size-complex="48pt"/>
    </style:style>
    <style:style style:name="P37" style:family="paragraph" style:parent-style-name="Standard">
      <style:paragraph-properties fo:text-align="justify" style:justify-single-word="false"/>
      <style:text-properties fo:color="#333333" style:font-name="Ubuntu" fo:font-size="12pt" officeooo:rsid="003681ce" officeooo:paragraph-rsid="003681ce" style:font-size-asian="10.5pt" style:font-size-complex="12pt"/>
    </style:style>
    <style:style style:name="P38" style:family="paragraph" style:parent-style-name="Standard" style:list-style-name="L2">
      <style:paragraph-properties fo:text-align="justify" style:justify-single-word="false"/>
      <style:text-properties fo:color="#333333" style:font-name="Ubuntu" fo:font-size="12pt" officeooo:rsid="003681ce" officeooo:paragraph-rsid="003681ce" style:font-size-asian="10.5pt" style:font-size-complex="12pt"/>
    </style:style>
    <style:style style:name="P39" style:family="paragraph" style:parent-style-name="Standard" style:list-style-name="L3">
      <style:paragraph-properties fo:text-align="justify" style:justify-single-word="false"/>
      <style:text-properties fo:color="#333333" style:font-name="Ubuntu" fo:font-size="12pt" officeooo:rsid="0022f61b" officeooo:paragraph-rsid="002d3eb9" style:font-size-asian="10.5pt" style:font-size-complex="12pt"/>
    </style:style>
    <style:style style:name="P40" style:family="paragraph" style:parent-style-name="Standard">
      <style:paragraph-properties fo:text-align="justify" style:justify-single-word="false"/>
      <style:text-properties fo:color="#333333" style:font-name="Ubuntu" fo:font-size="12pt" fo:font-weight="bold" officeooo:rsid="003681ce" officeooo:paragraph-rsid="003681ce" style:font-size-asian="10.5pt" style:font-weight-asian="bold" style:font-size-complex="12pt" style:font-weight-complex="bold"/>
    </style:style>
    <style:style style:name="P41" style:family="paragraph" style:parent-style-name="Standard" style:list-style-name="L1">
      <style:paragraph-properties fo:text-align="justify" style:justify-single-word="false"/>
      <style:text-properties fo:color="#333333" style:font-name="Ubuntu" fo:font-size="12pt" fo:font-weight="bold" officeooo:rsid="0022f61b" officeooo:paragraph-rsid="003681ce" style:font-size-asian="10.5pt" style:font-weight-asian="bold" style:font-size-complex="12pt" style:font-weight-complex="bold"/>
    </style:style>
    <style:style style:name="P42" style:family="paragraph" style:parent-style-name="Standard" style:list-style-name="L1">
      <style:paragraph-properties fo:text-align="justify" style:justify-single-word="false"/>
      <style:text-properties fo:color="#333333" style:font-name="Ubuntu" fo:font-size="12pt" fo:font-weight="normal" officeooo:rsid="003681ce" officeooo:paragraph-rsid="003681ce"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333333" style:font-name="Ubuntu" fo:font-size="12pt" fo:font-weight="normal" officeooo:rsid="003681ce" officeooo:paragraph-rsid="003681ce" style:font-size-asian="10.5pt" style:font-weight-asian="normal" style:font-size-complex="12pt" style:font-weight-complex="normal"/>
    </style:style>
    <style:style style:name="P44" style:family="paragraph" style:parent-style-name="Standard" style:list-style-name="L4">
      <style:paragraph-properties fo:text-align="justify" style:justify-single-word="false"/>
      <style:text-properties fo:color="#333333" style:font-name="Ubuntu" fo:font-size="12pt" fo:font-weight="normal" officeooo:rsid="00314a24" officeooo:paragraph-rsid="00314a24" style:font-size-asian="10.5pt" style:font-weight-asian="normal" style:font-size-complex="12pt" style:font-weight-complex="normal"/>
    </style:style>
    <style:style style:name="P45" style:family="paragraph" style:parent-style-name="Standard" style:list-style-name="L4">
      <style:paragraph-properties fo:text-align="justify" style:justify-single-word="false"/>
      <style:text-properties fo:color="#333333" style:font-name="Ubuntu" fo:font-size="12pt" fo:font-weight="normal" officeooo:rsid="0032bad1" officeooo:paragraph-rsid="0032bad1" style:font-size-asian="10.5pt" style:font-weight-asian="normal" style:font-size-complex="12pt" style:font-weight-complex="normal"/>
    </style:style>
    <style:style style:name="T1" style:family="text">
      <style:text-properties officeooo:rsid="001cc277"/>
    </style:style>
    <style:style style:name="T2" style:family="text">
      <style:text-properties fo:font-weight="bold" officeooo:rsid="001cc277" style:font-weight-asian="bold" style:font-weight-complex="bold"/>
    </style:style>
    <style:style style:name="T3" style:family="text">
      <style:text-properties fo:font-weight="bold" officeooo:rsid="002d3eb9" style:font-weight-asian="bold" style:font-weight-complex="bold"/>
    </style:style>
    <style:style style:name="T4" style:family="text">
      <style:text-properties officeooo:rsid="001e56a8"/>
    </style:style>
    <style:style style:name="T5" style:family="text">
      <style:text-properties officeooo:rsid="001f5c21"/>
    </style:style>
    <style:style style:name="T6" style:family="text">
      <style:text-properties officeooo:rsid="00204ba8"/>
    </style:style>
    <style:style style:name="T7" style:family="text">
      <style:text-properties officeooo:rsid="0022f61b"/>
    </style:style>
    <style:style style:name="T8" style:family="text">
      <style:text-properties officeooo:rsid="00245786"/>
    </style:style>
    <style:style style:name="T9" style:family="text">
      <style:text-properties officeooo:rsid="0025cba6"/>
    </style:style>
    <style:style style:name="T10" style:family="text">
      <style:text-properties officeooo:rsid="00272b92"/>
    </style:style>
    <style:style style:name="T11" style:family="text">
      <style:text-properties officeooo:rsid="00287a44"/>
    </style:style>
    <style:style style:name="T12" style:family="text">
      <style:text-properties officeooo:rsid="00287ea4"/>
    </style:style>
    <style:style style:name="T13" style:family="text">
      <style:text-properties officeooo:rsid="002a6ef6"/>
    </style:style>
    <style:style style:name="T14" style:family="text">
      <style:text-properties officeooo:rsid="002ae58d"/>
    </style:style>
    <style:style style:name="T15" style:family="text">
      <style:text-properties officeooo:rsid="002b67c5"/>
    </style:style>
    <style:style style:name="T16" style:family="text">
      <style:text-properties officeooo:rsid="002d3eb9"/>
    </style:style>
    <style:style style:name="T17" style:family="text">
      <style:text-properties officeooo:rsid="002ed8e9"/>
    </style:style>
    <style:style style:name="T18" style:family="text">
      <style:text-properties officeooo:rsid="002f4c59"/>
    </style:style>
    <style:style style:name="T19" style:family="text">
      <style:text-properties officeooo:rsid="00300dd9"/>
    </style:style>
    <style:style style:name="T20" style:family="text">
      <style:text-properties officeooo:rsid="00314a24"/>
    </style:style>
    <style:style style:name="T21" style:family="text">
      <style:text-properties officeooo:rsid="0032bad1"/>
    </style:style>
    <style:style style:name="T22" style:family="text">
      <style:text-properties officeooo:rsid="003681ce"/>
    </style:style>
    <style:style style:name="T23" style:family="text">
      <style:text-properties fo:font-weight="normal" officeooo:rsid="003681ce"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NiconNotifyOSD</text:p>
      <text:p text:style-name="P36"/>
      <text:p text:style-name="P36"/>
      <text:p text:style-name="P2"/>
      <text:p text:style-name="P2"/>
      <text:p text:style-name="P2"/>
      <text:p text:style-name="P2"/>
      <text:p text:style-name="P2"/>
      <text:p text:style-name="P2"/>
      <text:p text:style-name="P2"/>
      <text:p text:style-name="P1"><text:span text:style-name="T1">Sistema de notificaciones </text:span><text:span text:style-name="T5">para </text:span><text:span text:style-name="T6">las </text:span><text:span text:style-name="T1">NiconApp</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Que es NiconNotifyOSD?</text:p>
      <text:p text:style-name="P3"/>
      <text:p text:style-name="P7"><text:span text:style-name="T1">Esta será una explicación general y global de lo que pretende ser el </text:span><text:span text:style-name="T7">proyecto </text:span><text:span text:style-name="T2">NiconNotifyOSD</text:span><text:span text:style-name="T1"> y lo que representa para todo el ecosistema de aplicaciones Nicon.</text:span></text:p>
      <text:p text:style-name="P8"/>
      <text:p text:style-name="P8">Todo sistema, toda aplicación, todo entorno informático o análogo debe notificar sobre sus eventos a los usuarios de forma tal que estos puedan saber en tiempo real y a ciencia cierta que esta pasando con una tarea o que ha pasado con su solicitud de actividad; partiendo de esta premisa y entiendo que toda la familia de NiconApps empiezan a ser parte de un solo sistema y que como tal estas deben comunicarse con el usuario final, nos vemos en la necesidad de crear un sistema de notificaciones único para todas las aplicaciones que les permita informar al usuario final sobre alguna tarea en ejecución terminada, informarle sobre alguna acción a ejecutar, informar sobre una advertencia o sobre una acción peligrosa que este a punto de realizar entre otras muchas notificaciones que un usuario final puede recibir dependiendo del sistema, aplicación o tarea que este desarrollando en ese momento.</text:p>
      <text:p text:style-name="P8"/>
      <text:p text:style-name="P7"><text:span text:style-name="T1">NiconNotifyOSD será una librería de notificaciones al estilo de JOptionPane y <text:s/>toma como experiencia de usuario el sistema NotifyOSD del sistema operativo </text:span><text:span text:style-name="T4">Ubuntu basado en el proyecto de software Gnome Desktop Enviroment. </text:span><text:span text:style-name="T5">Esta librería estará escrita en lenguaje Java y será una librería de código fuente abierto liberada bajo licencia GPL V3, la librería será usada en todas las apps Nicon y será parte básica de </text:span><text:span text:style-name="T7">los</text:span><text:span text:style-name="T5"> proyecto</text:span><text:span text:style-name="T7">s </text:span><text:span text:style-name="T5">NiconDesktop y NiconOS, pero también podrá ser usada por otras aplicaciones Java que deseen incorporar y hacer uso de este proyecto </text:span><text:span text:style-name="T7">si así lo desean sus desarrolladores y/o mantenedores.</text:span></text:p>
      <text:p text:style-name="P9"/>
      <text:p text:style-name="P11">A diferencia de los actuales sistemas de notificaciones el NiconNotifyOSD pretende convertirse en un sistema de notificaciones inteligente y que sea mas que solo mostrar mensajes al usuario en alguna parte de la pantalla, para permitir al usuario poder ejecutar tareas adicionales desde la mismas notificaciones y que además permita a toda la familia de NiconApp poder comunicarse unas a las otras enviando información sobre procesos o solicitando la ejecución de tareas especificas de una a la otra.</text:p>
      <text:p text:style-name="P11"/>
      <text:p text:style-name="P11">El desarrollo de la librería estará a cargo de la comunidad de software Libre NiconDevTeam desde donde se planeará y desarrollará toda la plataforma y donde se asegura que sea una librería de la comunidad y para la comunidad.</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text:soft-page-break/>NiconNotifyOSD como funcionará</text:p>
      <text:p text:style-name="P4"/>
      <text:p text:style-name="P15">Ya sabemos un poco sobre lo que pretende ser NiconNotifyOSD, ahora conoceremos en teoría como debería funcionar en un futuro cercano el proyecto y que posibles prestaciones podría tener e un futuro mediano y largo para todas las apps que lo usarán.</text:p>
      <text:p text:style-name="P15"/>
      <text:p text:style-name="P15">Caso de ejemplo 1 :</text:p>
      <text:p text:style-name="P15"/>
      <text:p text:style-name="P12"><text:span text:style-name="T8">El usuario X esta usando NiconPersonal para la gestión de sus contactos personales y como tal ejecutará acciones que generarán notificaciones de parte del sistema para informarle sobre el estado de la operación, bien sea que notifique sobre una tarea exitosa o una tarea cuyo final ha sido incorrecto; en ambos casos la mayor parte de Apps crearán ventanas informativas con la descripción del mensaje y en la mayoría de ocasiones proveerán un icono alusivo al tipo de mensaje emitido y hasta algún sonido que ayude a hacer llamativa la notificación para el usuario, supongamos que el usuario X decide eliminar un contacto de su libreta, en este caso NiconPersonal debería emitir un mensaje de confirmación solicitando verificar que el usuario X en verdad desea eliminar el contacto A de su libreta de contactos, pues bien es aquí donde entra en funciones NiconNotifyOSD, NiconPersonal hará uso de la librería para mostrar dicha información de solicitud al usuario creando un evento y mostrando dicho evento al usuario final luego de recibir una respuesta de NiconNotifyOSD NiconPersonal ejecutará la acción que el usuario ha solicitado a </text:span><text:span text:style-name="T10">través</text:span><text:span text:style-name="T8"> de la librería.</text:span></text:p>
      <text:p text:style-name="P15"/>
      <text:p text:style-name="P15">Caso <text:s/>de ejemplo 2:</text:p>
      <text:p text:style-name="P15"/>
      <text:p text:style-name="P12"><text:span text:style-name="T8">El usuario X esta usando NiconPersonal y su modulo NiconMail para el envío de un mensaje de correo electrónico al contacto Z de su lista de contactos de NiContacts, el mensaje ha sido enviando y esto debe notificarse al usuario, pues bien NiconPersonal hará uso de la librería NiconNotifyOSD para ello, bien podrá usar una notificación del tipo small (Esquinas del monitor) o long (Centro de la pantalla con </text:span><text:span text:style-name="T10">botón</text:span><text:span text:style-name="T8"> de aceptar) en ambos casos se mostrará un mensaje al usuario </text:span><text:span text:style-name="T10">notificando</text:span><text:span text:style-name="T8"> de que la tarea ha terminado exitosa o </text:span><text:span text:style-name="T10">erróneamente.</text:span></text:p>
      <text:p text:style-name="P15"/>
      <text:p text:style-name="P15">Caso de Ejemplo 3:</text:p>
      <text:p text:style-name="P15"/>
      <text:p text:style-name="P12"><text:span text:style-name="T8">El usuario X esta usando NiconPersonal en su modulo NiconTwitt para gestionar su cuenta de twitter y el usuario @AAD le ha enviado un mensaje interno </text:span><text:span text:style-name="T9">en su cuenta de twitter, pues bien se mostrará una notificación del evento al usuario en su pantalla y la una opción para responder a la misma desde la notificación en si.</text:span></text:p>
      <text:p text:style-name="P16"/>
      <text:p text:style-name="P16"/>
      <text:p text:style-name="P16"/>
      <text:p text:style-name="P16"/>
      <text:p text:style-name="P16"/>
      <text:p text:style-name="P16"/>
      <text:p text:style-name="P16"/>
      <text:p text:style-name="P16"/>
      <text:p text:style-name="P16"/>
      <text:p text:style-name="P5"><text:soft-page-break/>Definiciones</text:p>
      <text:p text:style-name="P5"/>
      <text:p text:style-name="P17">A continuación se generará una esquema gráfico de una linea de actividades que se ejecutarán al momento de usar la librería NiconNotifyOSD.</text:p>
      <text:p text:style-name="P17"/>
      <text:p text:style-name="P17"/>
      <text:p text:style-name="P30"/>
      <text:p text:style-name="P28"><text:span text:style-name="T9">Usuario X ------------- ejecuta una actividad -------------------------&gt; </text:span><text:span text:style-name="T11">Esta genera un -------------&gt; EVENTO --------------------&gt; que genera una ---------------&gt; NOTIFICACION.</text:span></text:p>
      <text:p text:style-name="P18"/>
      <text:p text:style-name="P18"/>
      <text:p text:style-name="P18"/>
      <text:p text:style-name="P19">El simple proceso anterior <text:s/>describe una linea de pasos a seguir luego que un usuario ha solicitado o ejecutado una actividad dentro de una aplicación, la ejecución de esta actividad generará un EVENTO que podrá ser mostrado el usuario a través de una notificación gráfica en pantalla.</text:p>
      <text:p text:style-name="P19"/>
      <text:p text:style-name="P19">Que es un Evento?</text:p>
      <text:p text:style-name="P19"/>
      <text:p text:style-name="P13"><text:span text:style-name="T11">En NiconNotifyOSD se manejará un concepto clave y esencial que define la estructura básica del proyecto un EVENTO. En el proceso anterior el usuario X solicita a una app la </text:span><text:span text:style-name="T12">ejecución</text:span><text:span text:style-name="T11"> de una tarea y como resultado esta app deberá informar sobre el resultado de esa tarea, pues bien un evento es definido como la información a mostrar al usuario luego de haber ejecutado una tarea o proceso y que deberá ser mostrada en pantalla.</text:span></text:p>
      <text:p text:style-name="P19"/>
      <text:p text:style-name="P13"><text:span text:style-name="T11">El evento se considera la información como tal a mostrar al usuario en pantalla </text:span><text:span text:style-name="T12">tales como el titulo del evento, una descripción básica o general de lo que se desea mostrar, el código del tipo de evento generado.</text:span></text:p>
      <text:p text:style-name="P20"/>
      <text:p text:style-name="P21">Que es una Notificación? </text:p>
      <text:p text:style-name="P21"/>
      <text:p text:style-name="P21">Una notificación se considera como la información mostrada en la pantalla del usuario y que expresa todo lo que el evento desea informar, es la síntesis de todo el proceso e el cual el usuario final puede conocer lo que la aplicación desea comunicarl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text:soft-page-break/>Tipos de Notificaciones:</text:p>
      <text:p text:style-name="P22"/>
      <text:p text:style-name="P14"><text:span text:style-name="T13">NiconNotifyOSD proveerá una amplia gama de tipos de notificaciones que podrán ser mostradas al usuario por pantalla, el siguiente listado será el listado de notificaciones soportadas para la versión 0.1.0 y a partir de </text:span><text:span text:style-name="T14">ahí</text:span><text:span text:style-name="T13"> será incluidas y mejoradas en canto el sistema avance en el tiempo.</text:span></text:p>
      <text:p text:style-name="P22"/>
      <text:p text:style-name="P37">Las notificaciones se dividen en dos grupo las WindowNotify y las DesktopNotify, a continuación habrá un listado de cada una de las opciones para la version inicial:</text:p>
      <text:p text:style-name="P37"/>
      <text:p text:style-name="P40">WindowNotify</text:p>
      <text:p text:style-name="P40"/>
      <text:list xml:id="list3891230370828201996" text:style-name="L1">
        <text:list-item>
          <text:p text:style-name="P41"><text:span text:style-name="T22">MessageNotify: </text:span><text:span text:style-name="T23">Estas serán ventanas de mensajes solo mostrarán texto e iconos.</text:span></text:p>
        </text:list-item>
        <text:list-item>
          <text:p text:style-name="P42">InputNotify: <text:s/>Estas serán ventanas para el ingreso de datos por parte del usuariose compone de icono,mensaje, campo de texto y boton cancelar y aceptar</text:p>
        </text:list-item>
        <text:list-item>
          <text:p text:style-name="P42">ConfirmNotify: estas serán ventanas de confirmación, se componen de Icono, Menesaje, y dos botones si / no.</text:p>
        </text:list-item>
      </text:list>
      <text:p text:style-name="P43"/>
      <text:p text:style-name="P40">Desktop Notify</text:p>
      <text:p text:style-name="P22"/>
      <text:list xml:id="list4182701949495854269" text:style-name="L2">
        <text:list-item>
          <text:p text:style-name="P38">DesktopMessage esta será una pequeña ventana emergente autocerrable que mostrará información</text:p>
        </text:list-item>
        <text:list-item>
          <text:p text:style-name="P38">DesktopConfirm esta será una pequeña ventana emergente autocerrable que mostrará una información y ademas dos botones de opcion cancelar o aceptar.</text:p>
        </text:list-item>
      </text:list>
      <text:p text:style-name="P37"/>
      <text:p text:style-name="P14"><text:span text:style-name="T13">Cabe señalar que este listado es un listado </text:span><text:span text:style-name="T14">básico</text:span><text:span text:style-name="T13"> de notificaciones en base a la </text:span><text:span text:style-name="T14">versión</text:span><text:span text:style-name="T13"> inicial del proyecto, con el paso del tiempo el proyecto proveerá muchas más opciones de acuerdo a las necesidades o deseos del equipo de desarrollo.</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text:soft-page-break/>NiconNotifyOSD en Java</text:p>
      <text:p text:style-name="P6"/>
      <text:p text:style-name="P22">Luego de haber entendido un poco de forma básica que desea NiconNotifyOSD y de que manera se espera que actué vamos a dedicarnos a estructurar en si como funcionará y de que se compondrá NiconNotifyOSD desde el código fuente.</text:p>
      <text:p text:style-name="P22"/>
      <text:p text:style-name="P14"><text:span text:style-name="T13">Ya se tiene por entendido que una notificación se compone de un evento que se muestra en pantalla informando al usuario sobre una actividad por realizar, en proceso o realizada por una app, pues bien en base a ello definiremos las clases que intervienen en el proceso y de que forma se comunicaran entre ellas para crear el sistema </text:span><text:span text:style-name="T15">de notificaciones mas completo y poderoso del mercado.</text:span></text:p>
      <text:p text:style-name="P24"/>
      <text:p text:style-name="P29"><text:span text:style-name="T16">Las Notificaciones </text:span><text:span text:style-name="T18">NiconNotify</text:span><text:span text:style-name="T16">:</text:span></text:p>
      <text:p text:style-name="P24"/>
      <text:p text:style-name="P24">una notificación se ha definido como una ventana gráfica que es mostrada en pantalla con una información descriptiva que se muestra al usuario final, las notificaciones en el NiconNotifyOSD será estructuradas de forma tal que permita ser fácilmente usada por los desarrolladores y gráficamente útiles para el usuario, así definimos que NiconNotifyOSD manejara dos tipos de sistemas de Notificaciones:</text:p>
      <text:p text:style-name="P24"/>
      <text:list xml:id="list3000852192782582161" text:style-name="L3">
        <text:list-item>
          <text:p text:style-name="P39"><text:span text:style-name="T3">WindowNotify</text:span><text:span text:style-name="T16">: Son Notificaciones en modo ventana al estilo de las encontradas en el JOptionPane, estas notificaciones son mostradas en el centro de la pantalla y pueden ser utilizadas para mostrar información o bien ser usadas en el proceso de solicitud de información</text:span></text:p>
        </text:list-item>
        <text:list-item>
          <text:p text:style-name="P39"><text:span text:style-name="T3">DesktopNotify</text:span><text:span text:style-name="T16">: Son notificaciones en modo globo de información, son pequeños componentes </text:span><text:span text:style-name="T17">gráficos</text:span><text:span text:style-name="T16"> que no hacen uso del gestor de ventanas y que ocupan un espacio relativamente pequeño </text:span><text:span text:style-name="T17">en comparación con las WindowNotify</text:span><text:span text:style-name="T16">, </text:span><text:span text:style-name="T17">su uso es meramente informativo.</text:span></text:p>
        </text:list-item>
      </text:list>
      <text:p text:style-name="P25"/>
      <text:p text:style-name="P26">Las notificaciones serán objetos del tipo JDialog y/o Jframe que permitirán cargar otros componentes menores del tipo Jlabel y Jbutton para ser mostrados al usuario, una Notificación permitirá mostrar la información de un evento sucedido teniendo así que una clase que instancia un Objeto Notify recibirá en su constructor como parámetro un Objeto NiconEvent con la información a enseñar.</text:p>
      <text:p text:style-name="P24"/>
      <text:p text:style-name="P31">Los Eventos NiconEvent:</text:p>
      <text:p text:style-name="P31"/>
      <text:p text:style-name="P33"><text:span text:style-name="T19">Un evento será definido como un objeto que contiene toda la información que el sistema desea enseñar al usuario, los eventos podrán ser tratados como objetos serializables y podrán ser almacenados en una base de datos o sistema de archivos, los eventos por lo general solo </text:span><text:span text:style-name="T20">será mostrados a traves de un objeto NiconNotify o a traves de una terminal en algunos casos, </text:span><text:span text:style-name="T21">los objetos NiconEvent tendrá un estado que ayudará a identificarlo dentro del NiconEventCenter, un evento podrá estar en los siguientes estados, 0 visto y tratado 1 visto 2 en espera, </text:span><text:span text:style-name="T20">cada NiconEvent estara compuesto de la siguiente forma:</text:span></text:p>
      <text:list xml:id="list2715324791016086911" text:style-name="L4">
        <text:list-item>
          <text:p text:style-name="P44">Código del evento</text:p>
        </text:list-item>
        <text:list-item>
          <text:p text:style-name="P44">titulo del evento</text:p>
        </text:list-item>
        <text:list-item>
          <text:p text:style-name="P44">texto del evento</text:p>
        </text:list-item>
        <text:list-item>
          <text:p text:style-name="P44"><text:soft-page-break/>tipo de mensaje</text:p>
        </text:list-item>
        <text:list-item>
          <text:p text:style-name="P45">tipo de Notificación</text:p>
        </text:list-item>
        <text:list-item>
          <text:p text:style-name="P45">stateEvent</text:p>
        </text:list-item>
      </text:list>
      <text:p text:style-name="P34"/>
      <text:p text:style-name="P32">El NiconEventCenter</text:p>
      <text:p text:style-name="P32"/>
      <text:p text:style-name="P34">Esta funcion experimental ofrecerá la posibilidad de centralizar todas las notificaciones de las NiconApp, cada evento tendrá un estado y el centro de notificaciones permitirá ver todas los eventos según estados o fechas.</text:p>
      <text:p text:style-name="P34"/>
      <text:p text:style-name="P34">El NiconEventCenter se compone de dos partes un frontEnd o app Grafica y una Backend en SQLite que será el lugar donde se almacenarán todos los objetos NiconEvent y que podrán ser mostrados en el frontEnd.</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7"><text:soft-page-break/></text:p>
      <text:p text:style-name="P23"/>
      <text:p text:style-name="P23"/>
      <text:p text:style-name="P23"/>
      <text:p text:style-name="P22"/>
      <text:p text:style-name="P22"/>
      <text:p text:style-name="P22"/>
      <text:p text:style-name="P22"/>
      <text:p text:style-name="P15"/>
      <text:p text:style-name="P15"/>
      <text:p text:style-name="P11"/>
      <text:p text:style-name="P11"/>
      <text:p text:style-name="P11"/>
      <text:p text:style-name="P11"/>
      <text:p text:style-name="P10"/>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19:31:23</meta:creation-date>
    <dc:date>2013-06-19T22:37:51</dc:date>
    <meta:editing-duration>PT2H51M44S</meta:editing-duration>
    <meta:editing-cycles>21</meta:editing-cycles>
    <meta:generator>LibreOffice/4.0.2.2$Linux_x86 LibreOffice_project/400m0$Build-2</meta:generator>
    <meta:document-statistic meta:table-count="0" meta:image-count="0" meta:object-count="0" meta:page-count="8" meta:paragraph-count="55" meta:word-count="1769" meta:character-count="10854" meta:non-whitespace-character-count="9152"/>
  </office:meta>
</office:document-meta>
</file>